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ackground-color="transparent"/>
      <style:text-properties style:font-name="Courier New" fo:font-size="8pt"/>
    </style:style>
    <style:style style:name="ce2" style:family="table-cell" style:parent-style-name="Default" style:data-style-name="N117">
      <style:table-cell-properties fo:background-color="#e6e6ff"/>
      <style:text-properties style:font-name="Courier New" fo:font-size="8pt"/>
    </style:style>
    <style:style style:name="ce3" style:family="table-cell" style:parent-style-name="Default" style:data-style-name="N117">
      <style:text-properties style:font-name="Courier New" fo:font-size="8pt"/>
    </style:style>
    <style:style style:name="ce4" style:family="table-cell" style:parent-style-name="Default" style:data-style-name="N117">
      <style:text-properties fo:color="#999999" style:font-name="Courier New" fo:font-size="8pt" fo:font-style="italic" style:font-style-asian="italic" style:font-style-complex="italic"/>
    </style:style>
    <style:style style:name="ce5" style:family="table-cell" style:parent-style-name="Default" style:data-style-name="N117">
      <style:table-cell-properties fo:background-color="#aecf00"/>
      <style:text-properties style:font-name="Courier New" fo:font-size="8pt"/>
    </style:style>
    <style:style style:name="ce6" style:family="table-cell" style:parent-style-name="Default" style:data-style-name="N117">
      <style:table-cell-properties fo:background-color="transparent"/>
      <style:text-properties style:font-name="Courier New" fo:font-size="8pt" fo:font-style="normal" style:font-style-asian="normal" style:font-style-complex="normal"/>
    </style:style>
    <style:style style:name="ce7" style:family="table-cell" style:parent-style-name="Default" style:data-style-name="N117">
      <style:table-cell-properties fo:background-color="#e6e6ff"/>
      <style:text-properties style:font-name="Courier New" fo:font-size="8pt" fo:font-style="normal" style:font-style-asian="normal" style:font-style-complex="normal"/>
    </style:style>
    <style:style style:name="ce8" style:family="table-cell" style:parent-style-name="Default" style:data-style-name="N117">
      <style:text-properties style:font-name="Courier New1" fo:font-size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>
            <text:p>CamD = +z * 1</text:p>
          </table:table-cell>
          <table:table-cell table:style-name="ce1" office:value-type="float" office:value="1">
            <text:p>1.000000</text:p>
          </table:table-cell>
          <table:table-cell table:style-name="ce1" office:value-type="float" office:value="1">
            <text:p>1.000000</text:p>
          </table:table-cell>
          <table:table-cell table:style-name="ce1" office:value-type="float" office:value="1">
            <text:p>1.000000</text:p>
          </table:table-cell>
          <table:table-cell table:style-name="ce6" office:value-type="float" office:value="1">
            <text:p>1.000000</text:p>
          </table:table-cell>
          <table:table-cell table:style-name="ce6" office:value-type="float" office:value="1">
            <text:p>1.000000</text:p>
          </table:table-cell>
          <table:table-cell table:style-name="ce6" office:value-type="float" office:value="1">
            <text:p>1.000000</text:p>
          </table:table-cell>
          <table:table-cell table:style-name="ce6" table:number-columns-repeated="1017"/>
        </table:table-row>
        <table:table-row table:style-name="ro1">
          <table:table-cell table:style-name="ce2" office:value-type="string">
            <text:p>CamL = -z * cam_dist * N</text:p>
          </table:table-cell>
          <table:table-cell table:style-name="ce2" office:value-type="float" office:value="0">
            <text:p>0.000000</text:p>
          </table:table-cell>
          <table:table-cell table:style-name="ce2" office:value-type="float" office:value="4">
            <text:p>4.000000</text:p>
          </table:table-cell>
          <table:table-cell table:style-name="ce2" office:value-type="float" office:value="8">
            <text:p>8.000000</text:p>
          </table:table-cell>
          <table:table-cell table:style-name="ce2" office:value-type="float" office:value="16">
            <text:p>16.000000</text:p>
          </table:table-cell>
          <table:table-cell table:style-name="ce2" office:value-type="float" office:value="24">
            <text:p>24.000000</text:p>
          </table:table-cell>
          <table:table-cell table:style-name="ce2" office:value-type="float" office:value="32">
            <text:p>32.000000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CamZ</text:p>
          </table:table-cell>
          <table:table-cell table:number-columns-repeated="6" office:value-type="float" office:value="1">
            <text:p>1.000000</text:p>
          </table:table-cell>
          <table:table-cell table:number-columns-repeated="1017"/>
        </table:table-row>
        <table:table-row table:style-name="ro1">
          <table:table-cell office:value-type="string">
            <text:p>CamR</text:p>
          </table:table-cell>
          <table:table-cell table:number-columns-repeated="6" office:value-type="float" office:value="2">
            <text:p>2.000000</text:p>
          </table:table-cell>
          <table:table-cell table:number-columns-repeated="1017"/>
        </table:table-row>
        <table:table-row table:style-name="ro1">
          <table:table-cell office:value-type="string">
            <text:p>CamU</text:p>
          </table:table-cell>
          <table:table-cell table:number-columns-repeated="6" office:value-type="float" office:value="1">
            <text:p>1.0000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, cam_dist = 8</text:p>
          </table:table-cell>
          <table:table-cell table:style-name="ce2" office:value-type="float" office:value="0">
            <text:p>0.000000</text:p>
          </table:table-cell>
          <table:table-cell table:style-name="ce2" office:value-type="float" office:value="0.5">
            <text:p>0.500000</text:p>
          </table:table-cell>
          <table:table-cell table:style-name="ce2" office:value-type="float" office:value="1">
            <text:p>1.000000</text:p>
          </table:table-cell>
          <table:table-cell table:style-name="ce7" office:value-type="float" office:value="2">
            <text:p>2.000000</text:p>
          </table:table-cell>
          <table:table-cell table:style-name="ce7" office:value-type="float" office:value="3">
            <text:p>3.000000</text:p>
          </table:table-cell>
          <table:table-cell table:style-name="ce7" office:value-type="float" office:value="4">
            <text:p>4.000000</text:p>
          </table:table-cell>
          <table:table-cell table:style-name="ce7" table:number-columns-repeated="1017"/>
        </table:table-row>
        <table:table-row table:style-name="ro1">
          <table:table-cell table:style-name="ce1" office:value-type="string">
            <text:p>tan(radians(45/2))</text:p>
          </table:table-cell>
          <table:table-cell table:style-name="ce1" table:formula="of:=TAN(RADIANS(45/2))" office:value-type="float" office:value="0.414213562373095">
            <text:p>0.414214</text:p>
          </table:table-cell>
          <table:table-cell table:style-name="ce1" table:formula="of:=TAN(RADIANS(45/2))" office:value-type="float" office:value="0.414213562373095">
            <text:p>0.414214</text:p>
          </table:table-cell>
          <table:table-cell table:style-name="ce1" table:formula="of:=TAN(RADIANS(45/2))" office:value-type="float" office:value="0.414213562373095">
            <text:p>0.414214</text:p>
          </table:table-cell>
          <table:table-cell table:style-name="ce1" table:formula="of:=TAN(RADIANS(45/2))" office:value-type="float" office:value="0.414213562373095">
            <text:p>0.414214</text:p>
          </table:table-cell>
          <table:table-cell table:style-name="ce1" table:formula="of:=TAN(RADIANS(45/2))" office:value-type="float" office:value="0.414213562373095">
            <text:p>0.414214</text:p>
          </table:table-cell>
          <table:table-cell table:style-name="ce1" table:formula="of:=TAN(RADIANS(45/2))" office:value-type="float" office:value="0.414213562373095">
            <text:p>0.414214</text:p>
          </table:table-cell>
          <table:table-cell table:style-name="ce6" table:number-columns-repeated="1017"/>
        </table:table-row>
        <table:table-row table:style-name="ro1">
          <table:table-cell table:style-name="ce1" office:value-type="string">
            <text:p>1/tan(radians(45/2)) - 2</text:p>
          </table:table-cell>
          <table:table-cell table:style-name="ce1" table:formula="of:=1/TAN(RADIANS(45/2))-2" office:value-type="float" office:value="0.414213562373095">
            <text:p>0.414214</text:p>
          </table:table-cell>
          <table:table-cell table:style-name="ce1" table:formula="of:=1/TAN(RADIANS(45/2))-2" office:value-type="float" office:value="0.414213562373095">
            <text:p>0.414214</text:p>
          </table:table-cell>
          <table:table-cell table:style-name="ce1" table:formula="of:=1/TAN(RADIANS(45/2))-2" office:value-type="float" office:value="0.414213562373095">
            <text:p>0.414214</text:p>
          </table:table-cell>
          <table:table-cell table:style-name="ce1" table:formula="of:=1/TAN(RADIANS(45/2))-2" office:value-type="float" office:value="0.414213562373095">
            <text:p>0.414214</text:p>
          </table:table-cell>
          <table:table-cell table:style-name="ce1" table:formula="of:=1/TAN(RADIANS(45/2))-2" office:value-type="float" office:value="0.414213562373095">
            <text:p>0.414214</text:p>
          </table:table-cell>
          <table:table-cell table:style-name="ce1" table:formula="of:=1/TAN(RADIANS(45/2))-2" office:value-type="float" office:value="0.414213562373095">
            <text:p>0.414214</text:p>
          </table:table-cell>
          <table:table-cell table:style-name="ce6" table:number-columns-repeated="1017"/>
        </table:table-row>
        <table:table-row table:style-name="ro1">
          <table:table-cell table:style-name="ce1" office:value-type="string">
            <text:p>20 * 1.965172</text:p>
          </table:table-cell>
          <table:table-cell table:style-name="ce1" table:formula="of:=20 * 1.965172" office:value-type="float" office:value="39.30344">
            <text:p>39.303440</text:p>
          </table:table-cell>
          <table:table-cell table:style-name="ce1" table:formula="of:=20 * 1.965172" office:value-type="float" office:value="39.30344">
            <text:p>39.303440</text:p>
          </table:table-cell>
          <table:table-cell table:style-name="ce1" table:formula="of:=20 * 1.965172" office:value-type="float" office:value="39.30344">
            <text:p>39.303440</text:p>
          </table:table-cell>
          <table:table-cell table:style-name="ce1" table:formula="of:=20 * 1.965172" office:value-type="float" office:value="39.30344">
            <text:p>39.303440</text:p>
          </table:table-cell>
          <table:table-cell table:style-name="ce1" table:formula="of:=20 * 1.965172" office:value-type="float" office:value="39.30344">
            <text:p>39.303440</text:p>
          </table:table-cell>
          <table:table-cell table:style-name="ce1" table:formula="of:=20 * 1.965172" office:value-type="float" office:value="39.30344">
            <text:p>39.303440</text:p>
          </table:table-cell>
          <table:table-cell table:style-name="ce6" table:number-columns-repeated="1017"/>
        </table:table-row>
        <table:table-row table:style-name="ro1">
          <table:table-cell table:style-name="ce1" table:number-columns-repeated="4"/>
          <table:table-cell table:style-name="ce6" table:number-columns-repeated="1020"/>
        </table:table-row>
        <table:table-row table:style-name="ro1">
          <table:table-cell office:value-type="string">
            <text:p>tan(radians(45/2)) / vlength(CamD) * 20</text:p>
          </table:table-cell>
          <table:table-cell table:number-columns-repeated="2" office:value-type="float" office:value="8.284271">
            <text:p>8.284271</text:p>
          </table:table-cell>
          <table:table-cell table:style-name="ce5" office:value-type="float" office:value="8.284271">
            <text:p>8.284271</text:p>
          </table:table-cell>
          <table:table-cell table:number-columns-repeated="3" office:value-type="float" office:value="8.284271">
            <text:p>8.284271</text:p>
          </table:table-cell>
          <table:table-cell table:number-columns-repeated="1017"/>
        </table:table-row>
        <table:table-row table:style-name="ro1">
          <table:table-cell office:value-type="string">
            <text:p>tan(radians(45/2)) / vlength(CamD) * 20 * 1.965172</text:p>
          </table:table-cell>
          <table:table-cell/>
          <table:table-cell table:formula="of:=[.C11]*[.B17]" office:value-type="float" office:value="123.074497647871">
            <text:p>123.074498</text:p>
          </table:table-cell>
          <table:table-cell table:formula="of:=[.D11]*[.C17]" office:value-type="float" office:value="16.0109191257779">
            <text:p>16.010919</text:p>
          </table:table-cell>
          <table:table-cell table:formula="of:=[.E11]*[.D17]" office:value-type="float" office:value="16.2800199790926">
            <text:p>16.280020</text:p>
          </table:table-cell>
          <table:table-cell table:formula="of:=[.F11]*[.E17]" office:value-type="float" office:value="12.3529979780989">
            <text:p>12.352998</text:p>
          </table:table-cell>
          <table:table-cell table:formula="of:=[.G11]*[.F17]" office:value-type="float" office:value="11.0128742612998">
            <text:p>11.012874</text:p>
          </table:table-cell>
          <table:table-cell table:number-columns-repeated="1017"/>
        </table:table-row>
        <table:table-row table:style-name="ro1">
          <table:table-cell office:value-type="string">
            <text:p>tan(radians(45/2)) / vlength(CamD) * 20</text:p>
          </table:table-cell>
          <table:table-cell office:value-type="float" office:value="1627.61328">
            <text:p>1627.613280</text:p>
          </table:table-cell>
          <table:table-cell office:value-type="float" office:value="228.940512">
            <text:p>228.940512</text:p>
          </table:table-cell>
          <table:table-cell table:style-name="ce5" office:value-type="float" office:value="180.228017">
            <text:p>180.228017</text:p>
          </table:table-cell>
          <table:table-cell office:value-type="float" office:value="154.576813">
            <text:p>154.576813</text:p>
          </table:table-cell>
          <table:table-cell office:value-type="float" office:value="145.823165">
            <text:p>145.823165</text:p>
          </table:table-cell>
          <table:table-cell office:value-type="float" office:value="141.407211">
            <text:p>141.407211</text:p>
          </table:table-cell>
          <table:table-cell table:number-columns-repeated="1017"/>
        </table:table-row>
        <table:table-row table:style-name="ro1">
          <table:table-cell office:value-type="string">
            <text:p>tan(radians(45/2)) / vlength(CamD) * 20 * 1.965172</text:p>
          </table:table-cell>
          <table:table-cell table:number-columns-repeated="3"/>
          <table:table-cell office:value-type="float" office:value="180.228008">
            <text:p>180.22800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9-128</text:p>
          </table:table-cell>
          <table:table-cell table:style-name="ce4" table:formula="of:=[.B13]-128" office:value-type="float" office:value="1499.61328">
            <text:p>1499.613280</text:p>
          </table:table-cell>
          <table:table-cell table:style-name="ce4" table:formula="of:=[.C13]-128" office:value-type="float" office:value="100.940512">
            <text:p>100.940512</text:p>
          </table:table-cell>
          <table:table-cell table:style-name="ce4" table:formula="of:=[.D13]-128" office:value-type="float" office:value="52.228017">
            <text:p>52.228017</text:p>
          </table:table-cell>
          <table:table-cell table:style-name="ce4" table:formula="of:=[.E13]-128" office:value-type="float" office:value="26.576813">
            <text:p>26.576813</text:p>
          </table:table-cell>
          <table:table-cell table:style-name="ce4" table:formula="of:=[.F13]-128" office:value-type="float" office:value="17.823165">
            <text:p>17.823165</text:p>
          </table:table-cell>
          <table:table-cell table:style-name="ce4" table:formula="of:=[.G13]-128" office:value-type="float" office:value="13.407211">
            <text:p>13.407211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A9-B9</text:p>
          </table:table-cell>
          <table:table-cell table:style-name="ce4" table:formula="of:=[.B15]-[.C15]" office:value-type="float" office:value="1398.672768">
            <text:p>1398.672768</text:p>
          </table:table-cell>
          <table:table-cell table:style-name="ce4" table:formula="of:=[.C15]-[.D15]" office:value-type="float" office:value="48.712495">
            <text:p>48.712495</text:p>
          </table:table-cell>
          <table:table-cell table:style-name="ce4" table:formula="of:=[.D15]-[.E15]" office:value-type="float" office:value="25.651204">
            <text:p>25.651204</text:p>
          </table:table-cell>
          <table:table-cell table:style-name="ce4" table:formula="of:=[.E15]-[.F15]" office:value-type="float" office:value="8.753648">
            <text:p>8.753648</text:p>
          </table:table-cell>
          <table:table-cell table:style-name="ce4" table:formula="of:=[.F15]-[.G15]" office:value-type="float" office:value="4.415954">
            <text:p>4.415954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>
            <text:p>A9/B9</text:p>
          </table:table-cell>
          <table:table-cell table:style-name="ce4" table:formula="of:=[.B15]/[.C15]" office:value-type="float" office:value="14.8564065139674">
            <text:p>14.856407</text:p>
          </table:table-cell>
          <table:table-cell table:style-name="ce4" table:formula="of:=[.C15]/[.D15]" office:value-type="float" office:value="1.93268896270751">
            <text:p>1.932689</text:p>
          </table:table-cell>
          <table:table-cell table:style-name="ce4" table:formula="of:=[.D15]/[.E15]" office:value-type="float" office:value="1.96517231016375">
            <text:p>1.965172</text:p>
          </table:table-cell>
          <table:table-cell table:style-name="ce4" table:formula="of:=[.E15]/[.F15]" office:value-type="float" office:value="1.49113880727693">
            <text:p>1.491139</text:p>
          </table:table-cell>
          <table:table-cell table:style-name="ce4" table:formula="of:=[.F15]/[.G15]" office:value-type="float" office:value="1.32937155982702">
            <text:p>1.329372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>
            <text:p>B9/A9</text:p>
          </table:table-cell>
          <table:table-cell table:style-name="ce4" table:formula="of:=[.C15]/[.B15]" office:value-type="float" office:value="0.067311028347255">
            <text:p>0.067311</text:p>
          </table:table-cell>
          <table:table-cell table:style-name="ce4" table:formula="of:=[.D15]/[.C15]" office:value-type="float" office:value="0.517413830831371">
            <text:p>0.517414</text:p>
          </table:table-cell>
          <table:table-cell table:style-name="ce4" table:formula="of:=[.E15]/[.D15]" office:value-type="float" office:value="0.508861230553708">
            <text:p>0.508861</text:p>
          </table:table-cell>
          <table:table-cell table:style-name="ce4" table:formula="of:=[.F15]/[.E15]" office:value-type="float" office:value="0.67062837820321">
            <text:p>0.670628</text:p>
          </table:table-cell>
          <table:table-cell table:style-name="ce4" table:formula="of:=[.G15]/[.F15]" office:value-type="float" office:value="0.752235138932956">
            <text:p>0.752235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>
            <text:p>1-B9/A9</text:p>
          </table:table-cell>
          <table:table-cell table:style-name="ce4" table:formula="of:=1-[.B18]" office:value-type="float" office:value="0.932688971652745">
            <text:p>0.932689</text:p>
          </table:table-cell>
          <table:table-cell table:style-name="ce4" table:formula="of:=1-[.C18]" office:value-type="float" office:value="0.482586169168629">
            <text:p>0.482586</text:p>
          </table:table-cell>
          <table:table-cell table:style-name="ce4" table:formula="of:=1-[.D18]" office:value-type="float" office:value="0.491138769446292">
            <text:p>0.491139</text:p>
          </table:table-cell>
          <table:table-cell table:style-name="ce4" table:formula="of:=1-[.E18]" office:value-type="float" office:value="0.32937162179679">
            <text:p>0.329372</text:p>
          </table:table-cell>
          <table:table-cell table:style-name="ce4" table:formula="of:=1-[.F18]" office:value-type="float" office:value="0.247764861067044">
            <text:p>0.247765</text:p>
          </table:table-cell>
          <table:table-cell table:style-name="ce4" table:number-columns-repeated="1018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8"/>
        <table:table-column table:style-name="co2" table:number-columns-repeated="1023" table:default-cell-style-name="ce8"/>
        <table:table-row table:style-name="ro1">
          <table:table-cell office:value-type="string">
            <text:p>-z * N</text:p>
          </table:table-cell>
          <table:table-cell office:value-type="float" office:value="1">
            <text:p>1.000000</text:p>
          </table:table-cell>
          <table:table-cell office:value-type="float" office:value="100">
            <text:p>100.000000</text:p>
          </table:table-cell>
          <table:table-cell office:value-type="float" office:value="10000">
            <text:p>10000.000000</text:p>
          </table:table-cell>
          <table:table-cell office:value-type="float" office:value="1000000">
            <text:p>1000000.000000</text:p>
          </table:table-cell>
          <table:table-cell table:number-columns-repeated="1019"/>
        </table:table-row>
        <table:table-row table:style-name="ro1">
          <table:table-cell office:value-type="string">
            <text:p>(vlength(CamL) + 1/3)/vlength(CamD)</text:p>
          </table:table-cell>
          <table:table-cell office:value-type="float" office:value="182.066671">
            <text:p>182.066671</text:p>
          </table:table-cell>
          <table:table-cell office:value-type="float" office:value="180.27905">
            <text:p>180.279050</text:p>
          </table:table-cell>
          <table:table-cell office:value-type="float" office:value="180.256015">
            <text:p>180.256015</text:p>
          </table:table-cell>
          <table:table-cell office:value-type="float" office:value="180.255783">
            <text:p>180.255783</text:p>
          </table:table-cell>
          <table:table-cell table:number-columns-repeated="1019"/>
        </table:table-row>
        <table:table-row table:style-name="ro1">
          <table:table-cell office:value-type="string">
            <text:p>(vlength(CamL) + 0.30)/vlength(CamD)</text:p>
          </table:table-cell>
          <table:table-cell office:value-type="float" office:value="180.715005">
            <text:p>180.715005</text:p>
          </table:table-cell>
          <table:table-cell office:value-type="float" office:value="180.261682">
            <text:p>180.261682</text:p>
          </table:table-cell>
          <table:table-cell office:value-type="float" office:value="180.25584">
            <text:p>180.255840</text:p>
          </table:table-cell>
          <table:table-cell office:value-type="float" office:value="180.255782">
            <text:p>180.255782</text:p>
          </table:table-cell>
          <table:table-cell table:number-columns-repeated="1019"/>
        </table:table-row>
        <table:table-row table:style-name="ro1">
          <table:table-cell office:value-type="string">
            <text:p>(vlength(CamL) + 0.29)/vlength(CamD)</text:p>
          </table:table-cell>
          <table:table-cell office:value-type="float" office:value="180.309504">
            <text:p>180.309504</text:p>
          </table:table-cell>
          <table:table-cell table:number-columns-repeated="2"/>
          <table:table-cell office:value-type="float" office:value="180.255781">
            <text:p>180.255781</text:p>
          </table:table-cell>
          <table:table-cell table:number-columns-repeated="1019"/>
        </table:table-row>
        <table:table-row table:style-name="ro1">
          <table:table-cell office:value-type="string">
            <text:p>(vlength(CamL) + 0.2888)/vlength(CamD)</text:p>
          </table:table-cell>
          <table:table-cell office:value-type="float" office:value="180.260844">
            <text:p>180.260844</text:p>
          </table:table-cell>
          <table:table-cell table:number-columns-repeated="2"/>
          <table:table-cell office:value-type="float" office:value="180.255781">
            <text:p>180.255781</text:p>
          </table:table-cell>
          <table:table-cell table:number-columns-repeated="1019"/>
        </table:table-row>
        <table:table-row table:style-name="ro1">
          <table:table-cell office:value-type="string">
            <text:p>(vlength(CamL) + 0.28867519)/vlength(CamD)</text:p>
          </table:table-cell>
          <table:table-cell office:value-type="float" office:value="180.255781">
            <text:p>180.255781</text:p>
          </table:table-cell>
          <table:table-cell table:number-columns-repeated="2"/>
          <table:table-cell office:value-type="float" office:value="180.255781">
            <text:p>180.255781</text:p>
          </table:table-cell>
          <table:table-cell table:number-columns-repeated="1019"/>
        </table:table-row>
        <table:table-row table:style-name="ro1">
          <table:table-cell office:value-type="string">
            <text:p>mystery number</text:p>
          </table:table-cell>
          <table:table-cell office:value-type="float" office:value="0.28867519">
            <text:p>0.288675</text:p>
          </table:table-cell>
          <table:table-cell table:number-columns-repeated="1022"/>
        </table:table-row>
        <table:table-row table:style-name="ro1">
          <table:table-cell office:value-type="string">
            <text:p>1/0.28867519</text:p>
          </table:table-cell>
          <table:table-cell office:value-type="float" office:value="3.4641009503">
            <text:p>3.46410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amD</text:p>
          </table:table-cell>
          <table:table-cell office:value-type="float" office:value="1">
            <text:p>1.000000</text:p>
          </table:table-cell>
          <table:table-cell office:value-type="float" office:value="2">
            <text:p>2.000000</text:p>
          </table:table-cell>
          <table:table-cell office:value-type="float" office:value="3">
            <text:p>3.000000</text:p>
          </table:table-cell>
          <table:table-cell office:value-type="float" office:value="4">
            <text:p>4.000000</text:p>
          </table:table-cell>
          <table:table-cell table:number-columns-repeated="1019"/>
        </table:table-row>
        <table:table-row table:style-name="ro1">
          <table:table-cell office:value-type="string">
            <text:p>CamZ</text:p>
          </table:table-cell>
          <table:table-cell office:value-type="float" office:value="1.618034">
            <text:p>1.618034</text:p>
          </table:table-cell>
          <table:table-cell office:value-type="float" office:value="2.414214">
            <text:p>2.414214</text:p>
          </table:table-cell>
          <table:table-cell office:value-type="float" office:value="3.302776">
            <text:p>3.302776</text:p>
          </table:table-cell>
          <table:table-cell office:value-type="float" office:value="4.236068">
            <text:p>4.23606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3]-[.B13]" office:value-type="float" office:value="0.79618">
            <text:p>0.796180</text:p>
          </table:table-cell>
          <table:table-cell table:formula="of:=[.D13]-[.C13]" office:value-type="float" office:value="0.888562">
            <text:p>0.888562</text:p>
          </table:table-cell>
          <table:table-cell table:formula="of:=[.E13]-[.D13]" office:value-type="float" office:value="0.933292">
            <text:p>0.933292</text:p>
          </table:table-cell>
          <table:table-cell table:number-columns-repeated="1019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03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orvath</meta:initial-creator>
    <meta:creation-date>2009-11-16T16:30:38.50</meta:creation-date>
    <dc:date>2009-11-17T03:25:57.18</dc:date>
    <dc:creator>Michael Horvath</dc:creator>
    <meta:editing-duration>PT10H54M37S</meta:editing-duration>
    <meta:editing-cycles>108</meta:editing-cycles>
    <meta:generator>OpenOffice.org/3.1$Win32 OpenOffice.org_project/310m19$Build-9420</meta:generator>
    <meta:document-statistic meta:table-count="3" meta:cell-count="157" meta:object-count="0"/>
  </office:meta>
</office:document-meta>
</file>